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0.543cm"/>
    </style:style>
    <style:style style:name="co84" style:family="table-column">
      <style:table-column-properties fo:break-before="auto" style:column-width="5.2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1.249cm"/>
    </style:style>
    <style:style style:name="co88" style:family="table-column">
      <style:table-column-properties fo:break-before="auto" style:column-width="1.448cm"/>
    </style:style>
    <style:style style:name="co89" style:family="table-column">
      <style:table-column-properties fo:break-before="auto" style:column-width="1.478cm"/>
    </style:style>
    <style:style style:name="co90" style:family="table-column">
      <style:table-column-properties fo:break-before="auto" style:column-width="1.63cm"/>
    </style:style>
    <style:style style:name="co91" style:family="table-column">
      <style:table-column-properties fo:break-before="auto" style:column-width="1.593cm"/>
    </style:style>
    <style:style style:name="co92" style:family="table-column">
      <style:table-column-properties fo:break-before="auto" style:column-width="1.39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3.23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1.201cm"/>
    </style:style>
    <style:style style:name="co97" style:family="table-column">
      <style:table-column-properties fo:break-before="auto" style:column-width="4.316cm"/>
    </style:style>
    <style:style style:name="co98" style:family="table-column">
      <style:table-column-properties fo:break-before="auto" style:column-width="1.498cm"/>
    </style:style>
    <style:style style:name="co99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884cm" fo:break-before="auto" style:use-optimal-row-height="true"/>
    </style:style>
    <style:style style:name="ro31" style:family="table-row">
      <style:table-row-properties style:row-height="0.531cm" fo:break-before="auto" style:use-optimal-row-height="true"/>
    </style:style>
    <style:style style:name="ro32" style:family="table-row">
      <style:table-row-properties style:row-height="0.944cm" fo:break-before="auto" style:use-optimal-row-height="true"/>
    </style:style>
    <style:style style:name="ro33" style:family="table-row">
      <style:table-row-properties style:row-height="0.737cm" fo:break-before="auto" style:use-optimal-row-height="true"/>
    </style:style>
    <style:style style:name="ro3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0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8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54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6" style:family="table-cell" style:parent-style-name="Default">
      <style:text-properties style:font-name="Avenir" fo:font-style="normal" style:font-style-asian="normal" style:font-style-complex="normal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7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4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2" style:family="table-cell" style:parent-style-name="Default">
      <style:table-cell-properties fo:wrap-option="no-wrap" style:vertical-align="middle"/>
    </style:style>
    <style:style style:name="ce1883" style:family="table-cell" style:parent-style-name="Default">
      <style:table-cell-properties fo:wrap-option="wrap" style:vertical-align="middle"/>
    </style:style>
    <style:style style:name="ce18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bold"/>
    </style:style>
    <style:style style:name="ce18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89" style:family="table-cell" style:parent-style-name="Default" style:data-style-name="N100">
      <style:text-properties style:font-name="Avenir1" fo:font-weight="normal"/>
    </style:style>
    <style:style style:name="ce18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1" style:family="table-cell" style:parent-style-name="Default" style:data-style-name="N100">
      <style:text-properties fo:color="#ff0000" style:font-name="Avenir1" fo:font-weight="bold"/>
    </style:style>
    <style:style style:name="ce18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8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08" style:family="table-cell" style:parent-style-name="Default">
      <style:table-cell-properties fo:border="0.06pt solid #000000" style:vertical-align="middle"/>
      <style:text-properties style:font-name="Avenir"/>
    </style:style>
    <style:style style:name="ce17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3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7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3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98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425" calcext:value-type="float">
            <text:p>42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8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8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98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8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([.$D$8]*([.$C22]+[$Data.$C7])))" office:value-type="float" office:value="325" calcext:value-type="float">
            <text:p>325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54"/>
          <table:covered-table-cell table:style-name="ce155"/>
          <table:table-cell table:style-name="ce698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7"/>
          <table:table-cell table:style-name="ce143" office:value-type="string" calcext:value-type="string">
            <text:p>MP</text:p>
          </table:table-cell>
          <table:table-cell table:style-name="ce277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8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8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8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8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8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8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8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8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8" office:value-type="string" calcext:value-type="string">
            <text:p>Össz harcmodor</text:p>
          </table:table-cell>
          <table:table-cell table:style-name="ce698" table:formula="of:=SUM([.K16:.K24])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8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98" table:content-validation-name="val69" office:value-type="string" calcext:value-type="string">
            <text:p>Primer képzettség</text:p>
          </table:table-cell>
          <table:table-cell table:style-name="ce698" table:formula="of:=SUM([.K28:.K40])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98" office:value-type="string" calcext:value-type="string">
            <text:p>Mesterfegyver</text:p>
          </table:table-cell>
          <table:table-cell table:style-name="ce698" table:formula="of:=[.E58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98" office:value-type="string" calcext:value-type="string">
            <text:p>Harci Fortélyok</text:p>
          </table:table-cell>
          <table:table-cell table:style-name="ce698" table:formula="of:=SUM([.E32:.E47])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98" office:value-type="string" calcext:value-type="string">
            <text:p>Pszí + Mágia</text:p>
          </table:table-cell>
          <table:table-cell table:style-name="ce698" table:formula="of:=[$Misztikus.E4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203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1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1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9" table:content-validation-name="val35"/>
          <table:table-cell table:style-name="ce51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9" table:content-validation-name="val4"/>
          <table:table-cell table:style-name="ce51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9" table:content-validation-name="val36"/>
          <table:table-cell table:style-name="ce51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9" table:content-validation-name="val37"/>
          <table:table-cell table:style-name="ce51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9" table:content-validation-name="val38"/>
          <table:table-cell table:style-name="ce51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9" table:content-validation-name="val39"/>
          <table:table-cell table:style-name="ce51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C$13])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18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203"/>
          <table:table-cell table:style-name="ce5"/>
          <table:table-cell table:style-name="ce259" table:content-validation-name="val58" office:value-type="string" calcext:value-type="string">
            <text:p>Szakma:</text:p>
          </table:table-cell>
          <table:table-cell table:style-name="ce286" table:content-validation-name="val65" table:number-columns-spanned="2" table:number-rows-spanned="1"/>
          <table:covered-table-cell table:style-name="ce286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9" table:content-validation-name="val58" office:value-type="string" calcext:value-type="string">
            <text:p>Szakma:</text:p>
          </table:table-cell>
          <table:table-cell table:style-name="ce286" table:content-validation-name="val65" table:number-columns-spanned="2" table:number-rows-spanned="1"/>
          <table:covered-table-cell table:style-name="ce286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C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9" table:content-validation-name="val58" office:value-type="string" calcext:value-type="string">
            <text:p>Szakma:</text:p>
          </table:table-cell>
          <table:table-cell table:style-name="ce286" table:content-validation-name="val65" table:number-columns-spanned="2" table:number-rows-spanned="1"/>
          <table:covered-table-cell table:style-name="ce286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08" office:value-type="string" calcext:value-type="string" table:number-columns-spanned="2" table:number-rows-spanned="1">
            <text:p>Fok</text:p>
          </table:table-cell>
          <table:covered-table-cell table:style-name="ce30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9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313" table:content-validation-name="val68" table:number-columns-spanned="2" table:number-rows-spanned="1"/>
          <table:covered-table-cell table:style-name="ce313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3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6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" table:content-validation-name="val58" table:number-columns-spanned="6" table:number-rows-spanned="1"/>
          <table:covered-table-cell table:number-columns-repeated="5" table:style-name="ce6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9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0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0"/>
          <table:table-cell table:style-name="ce573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1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3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5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6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7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8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9" table:content-validation-name="val80"/>
          <table:table-cell table:style-name="ce446" table:content-validation-name="val48" table:formula="of:=-[.$E19]*[$Data.$C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9" table:content-validation-name="val81"/>
          <table:table-cell table:style-name="ce446" table:content-validation-name="val48" table:formula="of:=-[.$E20]*[$Data.$C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9" table:content-validation-name="val82"/>
          <table:table-cell table:style-name="ce446" table:content-validation-name="val48" table:formula="of:=-[.$E21]*[$Data.$C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0" table:content-validation-name="val58"/>
          <table:covered-table-cell/>
          <table:table-cell table:style-name="ce280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533" table:content-validation-name="val86"/>
          <table:covered-table-cell table:style-name="ce533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0" table:content-validation-name="val58"/>
          <table:table-cell table:style-name="ce573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0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96"/>
        <table:table-column table:style-name="co25" table:default-cell-style-name="ce696"/>
        <table:table-column table:style-name="co26" table:default-cell-style-name="ce696"/>
        <table:table-column table:style-name="co27" table:default-cell-style-name="ce696"/>
        <table:table-column table:style-name="co28" table:number-columns-repeated="5" table:default-cell-style-name="ce696"/>
        <table:table-column table:style-name="co29" table:default-cell-style-name="ce696"/>
        <table:table-column table:style-name="co14" table:default-cell-style-name="ce696"/>
        <table:table-column table:style-name="co30" table:default-cell-style-name="ce696"/>
        <table:table-column table:style-name="co31" table:default-cell-style-name="ce696"/>
        <table:table-column table:style-name="co32" table:default-cell-style-name="ce696"/>
        <table:table-column table:style-name="co33" table:default-cell-style-name="ce696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96"/>
        <table:table-column table:style-name="co14" table:number-columns-repeated="16128" table:default-cell-style-name="ce69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3"/>
          <table:covered-table-cell table:number-columns-repeated="5" table:style-name="ce703"/>
          <table:covered-table-cell table:number-columns-repeated="2" table:style-name="ce613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4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8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97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7" table:content-validation-name="val126" office:value-type="string" calcext:value-type="string">
            <text:p>Módosítók</text:p>
          </table:table-cell>
          <table:table-cell table:style-name="ce697" table:content-validation-name="val133" office:value-type="string" calcext:value-type="string">
            <text:p>Összesen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Összesen felvett HM:</text:p>
          </table:table-cell>
          <table:covered-table-cell table:style-name="ce613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8" table:content-validation-name="val116" office:value-type="float" office:value="10" calcext:value-type="float">
            <text:p>10</text:p>
          </table:table-cell>
          <table:table-cell table:style-name="ce758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8" table:content-validation-name="val134" table:formula="of:=[.C4]+[.D4]" office:value-type="float" office:value="15" calcext:value-type="float">
            <text:p>15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Max felvehető HM:</text:p>
          </table:table-cell>
          <table:covered-table-cell table:style-name="ce613"/>
          <table:table-cell table:style-name="ce1062" table:content-validation-name="val160" table:formula="of:=[Data.C19]*[Alapértékek.D8]" office:value-type="float" office:value="30" calcext:value-type="float">
            <text:p>30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758" table:content-validation-name="val116" office:value-type="float" office:value="20" calcext:value-type="float">
            <text:p>20</text:p>
          </table:table-cell>
          <table:table-cell table:style-name="ce758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848" table:content-validation-name="val135" table:formula="of:=[.C5]+[.B5]+[.D5]" office:value-type="float" office:value="20" calcext:value-type="float">
            <text:p>20</text:p>
          </table:table-cell>
          <table:table-cell table:style-name="ce613" table:number-columns-repeated="5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758" table:content-validation-name="val116" office:value-type="float" office:value="120" calcext:value-type="float">
            <text:p>120</text:p>
          </table:table-cell>
          <table:table-cell table:style-name="ce758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848" table:content-validation-name="val136" table:formula="of:=[.C6]+[.B6]+[.D6]" office:value-type="float" office:value="120" calcext:value-type="float">
            <text:p>120</text:p>
          </table:table-cell>
          <table:table-cell table:style-name="ce613" table:number-columns-repeated="5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613" table:number-columns-repeated="6"/>
          <table:table-cell table:style-name="ce810" office:value-type="string" calcext:value-type="string" table:number-columns-spanned="2" table:number-rows-spanned="1">
            <text:p>Össz felvett CM:</text:p>
          </table:table-cell>
          <table:covered-table-cell table:style-name="ce61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13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758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848" table:content-validation-name="val137" table:formula="of:=[.C8]+[.B8]+[.D8]" office:value-type="float" office:value="-30" calcext:value-type="float">
            <text:p>-30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Max felvehető CM:</text:p>
          </table:table-cell>
          <table:covered-table-cell table:style-name="ce613"/>
          <table:table-cell table:style-name="ce1062" table:content-validation-name="val161" table:formula="of:=[Data.C22]*[Alapértékek.$D$8]" office:value-type="float" office:value="20" calcext:value-type="float">
            <text:p>20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3" table:number-columns-spanned="9" table:number-rows-spanned="1"/>
          <table:covered-table-cell table:number-columns-repeated="5" table:style-name="ce703"/>
          <table:covered-table-cell table:number-columns-repeated="3" table:style-name="ce613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425" calcext:value-type="float">
            <text:p>425</text:p>
          </table:table-cell>
          <table:table-cell table:style-name="ce613"/>
          <table:table-cell table:style-name="ce810" office:value-type="string" calcext:value-type="string">
            <text:p>KP HM-re:</text:p>
          </table:table-cell>
          <table:table-cell table:style-name="ce658" table:content-validation-name="val138" table:formula="of:=[.I3]*[Data.C18]+[.I7]*[Data.C21]" office:value-type="float" office:value="0" calcext:value-type="float">
            <text:p>0 KP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Átlag HM</text:p>
          </table:table-cell>
          <table:covered-table-cell table:style-name="ce613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9"/>
          <table:table-cell table:style-name="ce619" table:number-columns-spanned="6" table:number-rows-spanned="1"/>
          <table:covered-table-cell table:number-columns-repeated="5" table:style-name="ce619"/>
          <table:table-cell table:style-name="ce619" table:number-columns-repeated="8"/>
          <table:table-cell table:style-name="ce840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3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0" table:content-validation-name="val118" office:value-type="string" calcext:value-type="string">
            <text:p>Szint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/CÉ</text:p>
          </table:table-cell>
          <table:table-cell table:style-name="ce760" office:value-type="string" calcext:value-type="string">
            <text:p>VÉ</text:p>
          </table:table-cell>
          <table:table-cell table:style-name="ce760" table:content-validation-name="val147" office:value-type="string" calcext:value-type="string">
            <text:p>Harckeret</text:p>
          </table:table-cell>
          <table:table-cell table:style-name="ce7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2"/>
          <table:table-cell table:number-columns-repeated="2"/>
          <table:table-cell table:style-name="ce613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8">
          <table:table-cell table:style-name="ce619" table:number-columns-spanned="9" table:number-rows-spanned="1"/>
          <table:covered-table-cell table:number-columns-repeated="7" table:style-name="ce619"/>
          <table:covered-table-cell table:style-name="ce1069"/>
          <table:table-cell table:style-name="ce61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8"/>
          <table:covered-table-cell table:number-columns-repeated="5" table:style-name="ce580"/>
          <table:covered-table-cell table:style-name="ce708"/>
          <table:covered-table-cell table:style-name="ce9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5" table:content-validation-name="val58" office:value-type="string" calcext:value-type="string">
            <text:p>Fegyver</text:p>
          </table:table-cell>
          <table:table-cell table:style-name="ce711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Komment</text:p>
          </table:table-cell>
          <table:covered-table-cell table:style-name="ce720"/>
          <table:table-cell table:style-name="ce619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3"/>
          <table:table-cell table:style-name="ce703" table:number-columns-repeated="2"/>
          <table:table-cell table:style-name="ce1095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C$36]+([.$C26]*[Data.$V$6])&amp;IF(VLOOKUP([.$A26];kezifegyverek_all;6;0)=1;&quot;/&quot;&amp;(VLOOKUP([.$A26];kezifegyverek_all;3;0)+[Data.$C$36]+([.$C26]*[Data.$V$6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C$34])" office:value-type="string" office:string-value="N/A" calcext:value-type="string">
            <text:p>N/A</text:p>
          </table:table-cell>
          <table:table-cell table:style-name="ce1015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C$36]+([.$C27]*[Data.$V$6])&amp;IF(VLOOKUP([.$A27];kezifegyverek_all;6;0)=1;&quot;/&quot;&amp;(VLOOKUP([.$A27];kezifegyverek_all;3;0)+[Data.$C$36]+([.$C27]*[Data.$V$6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C$34])" office:value-type="string" office:string-value="N/A" calcext:value-type="string">
            <text:p>N/A</text:p>
          </table:table-cell>
          <table:table-cell table:style-name="ce101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C$36]+([.$C28]*[Data.$V$6])&amp;IF(VLOOKUP([.$A28];kezifegyverek_all;6;0)=1;&quot;/&quot;&amp;(VLOOKUP([.$A28];kezifegyverek_all;3;0)+[Data.$C$36]+([.$C28]*[Data.$V$6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C$34])" office:value-type="string" office:string-value="N/A" calcext:value-type="string">
            <text:p>N/A</text:p>
          </table:table-cell>
          <table:table-cell table:style-name="ce101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C$36]+([.$C29]*[Data.$V$6])&amp;IF(VLOOKUP([.$A29];kezifegyverek_all;6;0)=1;&quot;/&quot;&amp;(VLOOKUP([.$A29];kezifegyverek_all;3;0)+[Data.$C$36]+([.$C29]*[Data.$V$6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C$34])" office:value-type="string" office:string-value="N/A" calcext:value-type="string">
            <text:p>N/A</text:p>
          </table:table-cell>
          <table:table-cell table:style-name="ce101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C$36]+([.$C30]*[Data.$V$6])&amp;IF(VLOOKUP([.$A30];kezifegyverek_all;6;0)=1;&quot;/&quot;&amp;(VLOOKUP([.$A30];kezifegyverek_all;3;0)+[Data.$C$36]+([.$C30]*[Data.$V$6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C$34])" office:value-type="string" office:string-value="N/A" calcext:value-type="string">
            <text:p>N/A</text:p>
          </table:table-cell>
          <table:table-cell table:style-name="ce101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C$36]" office:value-type="float" office:value="0" calcext:value-type="float">
            <text:p>0</text:p>
          </table:table-cell>
          <table:table-cell table:style-name="ce639" table:number-columns-spanned="2" table:number-rows-spanned="1"/>
          <table:covered-table-cell table:style-name="ce639"/>
          <table:table-cell table:style-name="ce835"/>
          <table:table-cell table:style-name="Default" table:number-columns-repeated="3"/>
          <table:table-cell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0"/>
          <table:table-cell table:style-name="ce619"/>
          <table:table-cell table:style-name="Default" table:number-columns-repeated="3"/>
          <table:table-cell table:style-name="ce840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5" table:content-validation-name="val95" office:value-type="string" calcext:value-type="string">
            <text:p>Távolsági fegyver</text:p>
          </table:table-cell>
          <table:table-cell table:style-name="ce711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Hatótáv + Komment</text:p>
          </table:table-cell>
          <table:covered-table-cell table:style-name="ce720"/>
          <table:table-cell table:style-name="ce619"/>
          <table:table-cell table:style-name="Default" table:number-columns-repeated="3"/>
          <table:table-cell table:style-name="ce840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6"/>
          <table:table-cell table:style-name="ce512" table:content-validation-name="val105" table:formula="of:=IF(ISNUMBER(VLOOKUP([.$A34];tavolsagi_fegyverek_all;12;0))=1;VLOOKUP([.$A34];tavolsagi_fegyverek_all;12;0);[Data.$C$34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S$6]);[Data.$C$34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T$6]);[Data.$C$34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C$34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C$34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S$6]);[Data.$C$34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T$6]);[Data.$C$34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C$34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3"/>
          <table:covered-table-cell/>
          <table:covered-table-cell table:style-name="ce613"/>
          <table:covered-table-cell table:style-name="ce794"/>
          <table:table-cell table:style-name="ce613"/>
          <table:table-cell table:style-name="Default" table:number-columns-repeated="3"/>
          <table:table-cell table:style-name="ce613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1">
          <table:table-cell table:style-name="ce451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06"/>
          <table:table-cell table:style-name="ce711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3"/>
          <table:table-cell table:style-name="ce61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02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803"/>
          <table:table-cell table:style-name="ce61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971" table:number-columns-spanned="3" table:number-rows-spanned="1"/>
          <table:covered-table-cell table:number-columns-repeated="2" table:style-name="ce1021"/>
          <table:table-cell table:style-name="ce61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71" table:content-validation-name="val153"/>
          <table:covered-table-cell table:style-name="ce1021"/>
          <table:covered-table-cell table:style-name="ce613"/>
          <table:table-cell table:style-name="ce61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3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20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41"/>
          <table:table-cell table:style-name="ce864" table:content-validation-name="val122" office:value-type="string" calcext:value-type="string">
            <text:p>Tám/kör</text:p>
          </table:table-cell>
          <table:table-cell table:style-name="ce864" office:value-type="string" calcext:value-type="string">
            <text:p>KÉ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680" table:content-validation-name="val100" office:value-type="string" calcext:value-type="string">
            <text:p><text:s text:c="3"/>Elsődleges fegyver</text:p>
          </table:table-cell>
          <table:table-cell table:style-name="ce738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680" table:content-validation-name="val100" office:value-type="string" calcext:value-type="string">
            <text:p><text:s text:c="3"/>Másodlagos fegyver</text:p>
          </table:table-cell>
          <table:table-cell table:style-name="ce738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20" table:number-columns-repeated="2"/>
          <table:table-cell table:style-name="ce633"/>
          <table:table-cell table:style-name="ce720"/>
          <table:table-cell table:style-name="ce633" table:number-columns-repeated="3"/>
          <table:table-cell table:style-name="ce1084"/>
          <table:table-cell table:style-name="ce619"/>
          <table:table-cell/>
          <table:table-cell table:style-name="ce861" table:content-validation-name="val167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07"/>
          <table:table-cell table:style-name="ce807"/>
          <table:table-cell table:style-name="ce872" office:value-type="string" calcext:value-type="string">
            <text:p>Harckeret</text:p>
          </table:table-cell>
          <table:table-cell table:style-name="ce872" table:content-validation-name="val84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41" table:number-columns-spanned="2" table:number-rows-spanned="1"/>
          <table:covered-table-cell table:style-name="ce74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29" table:content-validation-name="val167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137" table:content-validation-name="val167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137" table:content-validation-name="val167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3" table:content-validation-name="val112" table:number-columns-spanned="2" table:number-rows-spanned="1"/>
          <table:covered-table-cell table:style-name="ce808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3"/>
          <table:table-cell table:style-name="ce866" table:content-validation-name="val167" table:formula="of:=IF([.$B$53]&gt;0;[.L$60];[$Data.$T$17])" office:value-type="float" office:value="-10" calcext:value-type="float">
            <text:p>-10</text:p>
          </table:table-cell>
          <table:table-cell table:style-name="ce1141" table:content-validation-name="val167" table:formula="of:=IF([.$B$53]&gt;0;[.M$60];[$Data.$T$17])" office:value-type="float" office:value="-10" calcext:value-type="float">
            <text:p>-10</text:p>
          </table:table-cell>
          <table:table-cell table:style-name="ce1141" table:content-validation-name="val167" table:formula="of:=IF([.$B$53]&gt;0;[.N$60];[$Data.$T$17])" office:value-type="float" office:value="-10" calcext:value-type="float">
            <text:p>-10</text:p>
          </table:table-cell>
          <table:table-cell table:style-name="ce1141" table:content-validation-name="val167" table:formula="of:=IF([.$B$53]&gt;0;[.O$60];0)" office:value-type="float" office:value="0" calcext:value-type="float">
            <text:p>0</text:p>
          </table:table-cell>
          <table:table-cell table:style-name="ce1141" table:formula="of:=[.P60]" office:value-type="float" office:value="0" calcext:value-type="float">
            <text:p>0</text:p>
          </table:table-cell>
          <table:table-cell table:style-name="ce907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680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43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4"/>
          <table:table-cell table:style-name="ce613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3" table:content-validation-name="val114" table:number-columns-spanned="2" table:number-rows-spanned="1"/>
          <table:covered-table-cell table:style-name="ce743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08" office:value-type="string" calcext:value-type="string">
            <text:p>Szúró</text:p>
          </table:table-cell>
          <table:table-cell table:style-name="ce808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3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8" table:content-validation-name="val115" table:number-columns-spanned="2" table:number-rows-spanned="1"/>
          <table:covered-table-cell table:style-name="ce748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3" table:number-columns-repeated="2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1030"/>
          <table:table-cell table:style-name="ce721"/>
          <table:table-cell table:style-name="ce619" table:number-columns-repeated="2"/>
          <table:table-cell table:number-columns-repeated="3"/>
          <table:table-cell table:style-name="ce619"/>
          <table:table-cell table:style-name="ce1069"/>
          <table:table-cell table:style-name="ce613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3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9"/>
          <table:table-cell table:style-name="Default" table:number-columns-repeated="3"/>
          <table:table-cell table:style-name="ce809" table:number-columns-repeated="2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66"/>
          <table:table-cell table:style-name="ce710"/>
          <table:table-cell table:style-name="ce773"/>
          <table:table-cell table:style-name="ce902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68"/>
          <table:table-cell table:style-name="ce716"/>
          <table:table-cell table:style-name="ce777"/>
          <table:table-cell table:style-name="ce903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5"/>
          <table:table-cell table:style-name="ce719"/>
          <table:table-cell table:style-name="ce778"/>
          <table:table-cell table:style-name="ce904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6"/>
          <table:table-cell table:style-name="ce725"/>
          <table:table-cell table:style-name="ce780"/>
          <table:table-cell table:style-name="ce911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7"/>
          <table:table-cell table:style-name="ce727"/>
          <table:table-cell table:style-name="ce781"/>
          <table:table-cell table:style-name="ce912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9"/>
          <table:covered-table-cell table:style-name="ce82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09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3"/>
          <table:table-cell table:style-name="ce556"/>
          <table:table-cell table:style-name="ce613" table:number-columns-repeated="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 table:number-rows-repeated="65465">
          <table:table-cell table:style-name="ce613" table:number-columns-repeated="15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 table:number-rows-repeated="9">
          <table:table-cell table:style-name="ce61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98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98"/>
        <table:table-column table:style-name="co52" table:default-cell-style-name="ce698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6" table:content-validation-name="val168"/>
          <table:covered-table-cell table:style-name="ce281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6" table:content-validation-name="val168"/>
          <table:covered-table-cell table:style-name="ce281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76" table:content-validation-name="val168" table:number-columns-spanned="4" table:number-rows-spanned="1"/>
          <table:covered-table-cell table:style-name="ce143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94" office:value-type="string" calcext:value-type="string">
            <text:p>Max</text:p>
          </table:table-cell>
          <table:table-cell table:style-name="ce94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5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76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4" table:content-validation-name="val45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5" table:content-validation-name="val45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6" table:content-validation-name="val45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5" table:content-validation-name="val45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7" table:content-validation-name="val45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6" table:content-validation-name="val45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8" table:content-validation-name="val45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7" table:content-validation-name="val45" table:formula="of:=[.$L24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8" table:content-validation-name="val45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C$13]" office:value-type="float" office:value="0" calcext:value-type="float">
            <text:p>0</text:p>
          </table:table-cell>
          <table:table-cell/>
          <table:table-cell table:style-name="ce117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56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2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7"/>
          <table:table-cell table:style-name="ce1537" office:value-type="string" calcext:value-type="string">
            <text:p>Fegyver</text:p>
          </table:table-cell>
          <table:table-cell table:style-name="ce1562" office:value-type="string" calcext:value-type="string">
            <text:p>Típus</text:p>
          </table:table-cell>
          <table:table-cell table:style-name="ce1537" office:value-type="string" calcext:value-type="string">
            <text:p>SP</text:p>
          </table:table-cell>
          <table:table-cell table:style-name="ce1642" office:value-type="string" calcext:value-type="string">
            <text:p>Sebzés módja</text:p>
          </table:table-cell>
          <table:table-cell table:style-name="ce1647" office:value-type="string" calcext:value-type="string">
            <text:p>Átütés</text:p>
          </table:table-cell>
          <table:table-cell table:style-name="ce1647" office:value-type="string" calcext:value-type="string">
            <text:p>Íves</text:p>
          </table:table-cell>
          <table:table-cell table:style-name="ce1658" office:value-type="string" calcext:value-type="string">
            <text:p>1,5 kezes</text:p>
          </table:table-cell>
          <table:table-cell table:style-name="ce1647" office:value-type="string" calcext:value-type="string">
            <text:p>Pengehossz</text:p>
          </table:table-cell>
          <table:table-cell table:style-name="ce1647" office:value-type="string" calcext:value-type="string">
            <text:p>KÉ</text:p>
          </table:table-cell>
          <table:table-cell table:style-name="ce1647" office:value-type="string" calcext:value-type="string">
            <text:p>TÉ</text:p>
          </table:table-cell>
          <table:table-cell table:style-name="ce1647" office:value-type="string" calcext:value-type="string">
            <text:p>VÉ</text:p>
          </table:table-cell>
          <table:table-cell table:style-name="ce1647" office:value-type="string" calcext:value-type="string">
            <text:p>Sebesség</text:p>
          </table:table-cell>
          <table:table-cell table:style-name="ce1562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Közelharci fegyverek</text:p>
          </table:table-cell>
          <table:table-cell table:style-name="ce1540" office:value-type="string" calcext:value-type="string">
            <text:p><text:s/>__</text:p>
          </table:table-cell>
          <table:table-cell table:style-name="ce1563"/>
          <table:table-cell table:number-columns-repeated="3" table:style-name="ce1563" office:value-type="string" calcext:value-type="string">
            <text:p>N/A</text:p>
          </table:table-cell>
          <table:table-cell table:style-name="ce1540"/>
          <table:table-cell table:style-name="ce1659"/>
          <table:table-cell table:number-columns-repeated="5" table:style-name="ce1563" office:value-type="string" calcext:value-type="string">
            <text:p>N/A</text:p>
          </table:table-cell>
          <table:table-cell table:style-name="ce1540" table:number-columns-repeated="2"/>
          <table:table-cell table:style-name="ce1769" table:number-columns-repeated="241"/>
          <table:table-cell table:number-columns-repeated="16128"/>
        </table:table-row>
        <table:table-row table:style-name="ro15">
          <table:table-cell/>
          <table:table-cell table:style-name="ce1543" office:value-type="string" calcext:value-type="string">
            <text:p>Puszta kéz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-5" calcext:value-type="float">
            <text:p>-5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660"/>
          <table:table-cell table:style-name="ce1668" office:value-type="float" office:value="0" calcext:value-type="float">
            <text:p>0</text:p>
          </table:table-cell>
          <table:table-cell table:number-columns-repeated="3" table:style-name="ce1565" office:value-type="float" office:value="-10" calcext:value-type="float">
            <text:p>-10</text:p>
          </table:table-cell>
          <table:table-cell table:style-name="ce1565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Tő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27"/>
          <table:table-cell table:style-name="ce1545" office:value-type="string" calcext:value-type="string">
            <text:p>Béltépő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Dzsambi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Garott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string" calcext:value-type="string">
            <text:p>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string" calcext:value-type="string">
            <text:p>spec.</text:p>
          </table:table-cell>
          <table:table-cell table:number-columns-repeated="3"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-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45" office:value-type="string" calcext:value-type="string">
            <text:p>Krisz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Levéltőr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1" calcext:value-type="float">
            <text:p>1</text:p>
          </table:table-cell>
          <table:table-cell table:style-name="ce1633" office:value-type="string" calcext:value-type="string">
            <text:p>S/V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2"/>
          <table:table-cell table:style-name="ce1566" office:value-type="float" office:value="0" calcext:value-type="float">
            <text:p>0</text:p>
          </table:table-cell>
          <table:table-cell table:style-name="ce1633" office:value-type="float" office:value="2" calcext:value-type="float">
            <text:p>2</text:p>
          </table:table-cell>
          <table:table-cell table:style-name="ce1633" office:value-type="float" office:value="4" calcext:value-type="float">
            <text:p>4</text:p>
          </table:table-cell>
          <table:table-cell table:number-columns-repeated="2" table:style-name="ce1633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Markolatgomb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Z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2"/>
          <table:table-cell table:style-name="ce1633" office:value-type="float" office:value="0" calcext:value-type="float">
            <text:p>0</text:p>
          </table:table-cell>
          <table:table-cell table:number-columns-repeated="3" table:style-name="ce1633" office:value-type="float" office:value="-7" calcext:value-type="float">
            <text:p>-7</text:p>
          </table:table-cell>
          <table:table-cell table:style-name="ce1633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Méregfog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S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2"/>
          <table:table-cell table:style-name="ce1566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number-columns-repeated="2" table:style-name="ce1633" office:value-type="float" office:value="3" calcext:value-type="float">
            <text:p>3</text:p>
          </table:table-cell>
          <table:table-cell table:style-name="ce1633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Pugos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Ramier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3" calcext:value-type="float">
            <text:p>3</text:p>
          </table:table-cell>
          <table:table-cell table:number-columns-repeated="3"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45" office:value-type="string" calcext:value-type="string">
            <text:p>Tőr, hárít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45" office:value-type="string" calcext:value-type="string">
            <text:p>Tőr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Tőr, ököl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31"/>
          <table:table-cell table:style-name="ce1546" office:value-type="string" calcext:value-type="string">
            <text:p>Tőr, páncélszúró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string" calcext:value-type="string">
            <text:p>S</text:p>
          </table:table-cell>
          <table:table-cell table:style-name="ce1648" office:value-type="string" calcext:value-type="string">
            <text:p>5+Erő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45" office:value-type="string" calcext:value-type="string">
            <text:p>Tőr, Sla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3"/>
          <table:table-cell table:style-name="ce1549" office:value-type="string" calcext:value-type="string">
            <text:p>Vasököl / páncélkesztyű</text:p>
          </table:table-cell>
          <table:table-cell table:style-name="ce1568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Z</text:p>
          </table:table-cell>
          <table:table-cell table:style-name="ce1649" office:value-type="float" office:value="0" calcext:value-type="float">
            <text:p>0</text:p>
          </table:table-cell>
          <table:table-cell table:style-name="ce1568" office:value-type="float" office:value="0" calcext:value-type="float">
            <text:p>0</text:p>
          </table:table-cell>
          <table:table-cell table:style-name="ce1663"/>
          <table:table-cell table:style-name="ce1568" office:value-type="float" office:value="0" calcext:value-type="float">
            <text:p>0</text:p>
          </table:table-cell>
          <table:table-cell table:number-columns-repeated="3" table:style-name="ce1568" office:value-type="float" office:value="-7" calcext:value-type="float">
            <text:p>-7</text:p>
          </table:table-cell>
          <table:table-cell table:style-name="ce1568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18" table:number-columns-repeated="241"/>
          <table:table-cell table:number-columns-repeated="16128"/>
        </table:table-row>
        <table:table-row table:style-name="ro17">
          <table:table-cell table:style-name="ce1528" office:value-type="string" calcext:value-type="string">
            <text:p>Kardvívó fegyverek</text:p>
          </table:table-cell>
          <table:table-cell table:style-name="ce1543" office:value-type="string" calcext:value-type="string">
            <text:p>Kard, dzsenn szablya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V/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float" office:value="1" calcext:value-type="float">
            <text:p>1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number-columns-repeated="2" table:style-name="ce1565" office:value-type="float" office:value="15" calcext:value-type="float">
            <text:p>15</text:p>
          </table:table-cell>
          <table:table-cell table:style-name="ce1565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emreli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number-columns-repeated="2"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45" office:value-type="string" calcext:value-type="string">
            <text:p>Kard, fejvadász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handzsá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hiequa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S/V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45" office:value-type="string" calcext:value-type="string">
            <text:p>Kard, hosszú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Kard, jatagá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20" calcext:value-type="float">
            <text:p>20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8" calcext:value-type="float">
            <text:p>8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khossa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Kard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number-columns-repeated="2" table:style-name="ce1566" office:value-type="float" office:value="11" calcext:value-type="float">
            <text:p>11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Kard, La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lovag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45" office:value-type="string" calcext:value-type="string">
            <text:p>Kard, másfél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ard, mester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ard, Pu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45" office:value-type="string" calcext:value-type="string">
            <text:p>Kard,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Slan 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9" calcext:value-type="float">
            <text:p>19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Slan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1" calcext:value-type="float">
            <text:p>11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Slan csata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23" calcext:value-type="float">
            <text:p>23</text:p>
          </table:table-cell>
          <table:table-cell table:style-name="ce1566" office:value-type="float" office:value="17" calcext:value-type="float">
            <text:p>17</text:p>
          </table:table-cell>
          <table:table-cell table:style-name="ce1566" office:value-type="float" office:value="8" calcext:value-type="float">
            <text:p>8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Kard, szably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31"/>
          <table:table-cell table:style-name="ce1546" office:value-type="string" calcext:value-type="string">
            <text:p>Mara-sequor 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1.5" calcext:value-type="float">
            <text:p>1,5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20" calcext:value-type="float">
            <text:p>20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31"/>
          <table:table-cell table:style-name="ce1546" office:value-type="string" calcext:value-type="string">
            <text:p>Meneth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45" office:value-type="string" calcext:value-type="string">
            <text:p>Predoci egyeneskard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Sequor 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33"/>
          <table:table-cell table:style-name="ce1550" office:value-type="string" calcext:value-type="string">
            <text:p>Tőrkard</text:p>
          </table:table-cell>
          <table:table-cell table:style-name="ce1570" office:value-type="string" calcext:value-type="string">
            <text:p>egykezes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string" calcext:value-type="string">
            <text:p>S</text:p>
          </table:table-cell>
          <table:table-cell table:number-columns-repeated="2" table:style-name="ce1570" office:value-type="float" office:value="0" calcext:value-type="float">
            <text:p>0</text:p>
          </table:table-cell>
          <table:table-cell table:style-name="ce1664"/>
          <table:table-cell table:style-name="ce1570" office:value-type="float" office:value="1" calcext:value-type="float">
            <text:p>1</text:p>
          </table:table-cell>
          <table:table-cell table:style-name="ce1570" office:value-type="float" office:value="6" calcext:value-type="float">
            <text:p>6</text:p>
          </table:table-cell>
          <table:table-cell table:number-columns-repeated="2" table:style-name="ce1570" office:value-type="float" office:value="12" calcext:value-type="float">
            <text:p>12</text:p>
          </table:table-cell>
          <table:table-cell table:style-name="ce1570" office:value-type="float" office:value="5" calcext:value-type="float">
            <text:p>5</text:p>
          </table:table-cell>
          <table:table-cell table:style-name="ce1677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Zúzó fegyverek</text:p>
          </table:table-cell>
          <table:table-cell table:style-name="ce1543" office:value-type="string" calcext:value-type="string">
            <text:p>Bot, rövid</text:p>
          </table:table-cell>
          <table:table-cell table:style-name="ce1565" office:value-type="string" calcext:value-type="string">
            <text:p>egykezes</text:p>
          </table:table-cell>
          <table:table-cell table:style-name="ce1622" office:value-type="float" office:value="-3" calcext:value-type="float">
            <text:p>-3</text:p>
          </table:table-cell>
          <table:table-cell table:style-name="ce1622" office:value-type="string" calcext:value-type="string">
            <text:p>Z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9" calcext:value-type="float">
            <text:p>9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5" calcext:value-type="float">
            <text:p>5</text:p>
          </table:table-cell>
          <table:table-cell table:style-name="ce167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ot, furkó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-1" calcext:value-type="float">
            <text:p>-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Buzogá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644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622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2" calcext:value-type="float">
            <text:p>12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kétkezes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1.5" calcext:value-type="float">
            <text:p>1,5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20" calcext:value-type="float">
            <text:p>20</text:p>
          </table:table-cell>
          <table:table-cell table:number-columns-repeated="2" table:style-name="ce1567" office:value-type="float" office:value="8" calcext:value-type="float">
            <text:p>8</text:p>
          </table:table-cell>
          <table:table-cell table:style-name="ce1675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lánco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15" calcext:value-type="float">
            <text:p>15</text:p>
          </table:table-cell>
          <table:table-cell table:number-columns-repeated="2"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shadleki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tolla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5" calcext:value-type="float">
            <text:p>5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Csatabárd, egykeze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Csatabá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8" calcext:value-type="float">
            <text:p>8</text:p>
          </table:table-cell>
          <table:table-cell table:style-name="ce1674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Csatacsákány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4" calcext:value-type="float">
            <text:p>1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3"/>
          <table:table-cell table:style-name="ce1550" office:value-type="string" calcext:value-type="string">
            <text:p>Harci kalapács</text:p>
          </table:table-cell>
          <table:table-cell table:style-name="ce1571" office:value-type="string" calcext:value-type="string">
            <text:p>kétkezes</text:p>
          </table:table-cell>
          <table:table-cell table:style-name="ce1571" office:value-type="float" office:value="7" calcext:value-type="float">
            <text:p>7</text:p>
          </table:table-cell>
          <table:table-cell table:style-name="ce1571" office:value-type="string" calcext:value-type="string">
            <text:p>Z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664"/>
          <table:table-cell table:style-name="ce1571" office:value-type="float" office:value="1.5" calcext:value-type="float">
            <text:p>1,5</text:p>
          </table:table-cell>
          <table:table-cell table:style-name="ce1571" office:value-type="float" office:value="1" calcext:value-type="float">
            <text:p>1</text:p>
          </table:table-cell>
          <table:table-cell table:style-name="ce1571" office:value-type="float" office:value="20" calcext:value-type="float">
            <text:p>20</text:p>
          </table:table-cell>
          <table:table-cell table:number-columns-repeated="2" table:style-name="ce1571" office:value-type="float" office:value="8" calcext:value-type="float">
            <text:p>8</text:p>
          </table:table-cell>
          <table:table-cell table:style-name="ce1678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Lándzsavívó fegyverek</text:p>
          </table:table-cell>
          <table:table-cell table:style-name="ce1552" office:value-type="string" calcext:value-type="string">
            <text:p>Alabárd</text:p>
          </table:table-cell>
          <table:table-cell table:style-name="ce1622" office:value-type="string" calcext:value-type="string">
            <text:p>kétkezes</text:p>
          </table:table-cell>
          <table:table-cell table:style-name="ce1622" office:value-type="float" office:value="4" calcext:value-type="float">
            <text:p>4</text:p>
          </table:table-cell>
          <table:table-cell table:style-name="ce1622" office:value-type="string" calcext:value-type="string">
            <text:p>S+Z/V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3" calcext:value-type="float">
            <text:p>3</text:p>
          </table:table-cell>
          <table:table-cell table:style-name="ce1622" office:value-type="float" office:value="12" calcext:value-type="float">
            <text:p>12</text:p>
          </table:table-cell>
          <table:table-cell table:number-columns-repeated="2" table:style-name="ce1622" office:value-type="float" office:value="28" calcext:value-type="float">
            <text:p>28</text:p>
          </table:table-cell>
          <table:table-cell table:style-name="ce1622" office:value-type="float" office:value="8" calcext:value-type="float">
            <text:p>8</text:p>
          </table:table-cell>
          <table:table-cell table:style-name="ce1675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31"/>
          <table:table-cell table:style-name="ce1546" office:value-type="string" calcext:value-type="string">
            <text:p>Bot, hosszú</text:p>
          </table:table-cell>
          <table:table-cell table:style-name="ce1567" office:value-type="string" calcext:value-type="string">
            <text:p>kétkezes</text:p>
          </table:table-cell>
          <table:table-cell table:style-name="ce1635" office:value-type="float" office:value="1" calcext:value-type="float">
            <text:p>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24" calcext:value-type="float">
            <text:p>24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31"/>
          <table:table-cell table:style-name="ce1546" office:value-type="string" calcext:value-type="string">
            <text:p>Lándzsa</text:p>
          </table:table-cell>
          <table:table-cell table:style-name="ce1567" office:value-type="string" calcext:value-type="string">
            <text:p>két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number-columns-repeated="2" table:style-name="ce1567" office:value-type="float" office:value="32" calcext:value-type="float">
            <text:p>32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31"/>
          <table:table-cell table:style-name="ce1546" office:value-type="string" calcext:value-type="string">
            <text:p>Pika</text:p>
          </table:table-cell>
          <table:table-cell table:style-name="ce1567" office:value-type="string" calcext:value-type="string">
            <text:p>két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8" calcext:value-type="float">
            <text:p>18</text:p>
          </table:table-cell>
          <table:table-cell table:number-columns-repeated="2" table:style-name="ce1567" office:value-type="float" office:value="40" calcext:value-type="float">
            <text:p>40</text:p>
          </table:table-cell>
          <table:table-cell table:style-name="ce1567" office:value-type="float" office:value="9" calcext:value-type="float">
            <text:p>9</text:p>
          </table:table-cell>
          <table:table-cell table:style-name="ce1675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31"/>
          <table:table-cell table:style-name="ce1546" office:value-type="string" calcext:value-type="string">
            <text:p>Szigo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7" calcext:value-type="float">
            <text:p>7</text:p>
          </table:table-cell>
          <table:table-cell table:style-name="ce167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34"/>
          <table:table-cell table:style-name="ce1554" office:value-type="string" calcext:value-type="string">
            <text:p>Szigony, kétkezes</text:p>
          </table:table-cell>
          <table:table-cell table:style-name="ce1623" office:value-type="string" calcext:value-type="string">
            <text:p>kétkezes</text:p>
          </table:table-cell>
          <table:table-cell table:style-name="ce1623" office:value-type="float" office:value="4" calcext:value-type="float">
            <text:p>4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2" calcext:value-type="float">
            <text:p>2</text:p>
          </table:table-cell>
          <table:table-cell table:style-name="ce1623" office:value-type="float" office:value="0" calcext:value-type="float">
            <text:p>0</text:p>
          </table:table-cell>
          <table:table-cell table:style-name="ce1663"/>
          <table:table-cell table:style-name="ce1623" office:value-type="float" office:value="3" calcext:value-type="float">
            <text:p>3</text:p>
          </table:table-cell>
          <table:table-cell table:style-name="ce1623" office:value-type="float" office:value="10" calcext:value-type="float">
            <text:p>10</text:p>
          </table:table-cell>
          <table:table-cell table:style-name="ce1623" office:value-type="float" office:value="22" calcext:value-type="float">
            <text:p>22</text:p>
          </table:table-cell>
          <table:table-cell table:style-name="ce1623" office:value-type="float" office:value="26" calcext:value-type="float">
            <text:p>26</text:p>
          </table:table-cell>
          <table:table-cell table:style-name="ce1623" office:value-type="float" office:value="8" calcext:value-type="float">
            <text:p>8</text:p>
          </table:table-cell>
          <table:table-cell table:style-name="ce1681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8"/>
          <table:table-cell table:number-columns-repeated="16370"/>
        </table:table-row>
        <table:table-row table:style-name="ro2">
          <table:table-cell table:style-name="ce1535"/>
          <table:table-cell table:style-name="ce1555" office:value-type="string" calcext:value-type="string">
            <text:p>Fegyver</text:p>
          </table:table-cell>
          <table:table-cell table:style-name="ce1624" office:value-type="string" calcext:value-type="string">
            <text:p>Forgatás módja</text:p>
          </table:table-cell>
          <table:table-cell table:style-name="ce1555" office:value-type="string" calcext:value-type="string">
            <text:p>SP</text:p>
          </table:table-cell>
          <table:table-cell table:style-name="ce1624" office:value-type="string" calcext:value-type="string">
            <text:p>Sebzés módja</text:p>
          </table:table-cell>
          <table:table-cell table:style-name="ce1555" office:value-type="string" calcext:value-type="string">
            <text:p>Átütés</text:p>
          </table:table-cell>
          <table:table-cell table:style-name="ce1555" table:number-columns-repeated="2"/>
          <table:table-cell table:style-name="ce1555" office:value-type="string" calcext:value-type="string">
            <text:p>Hatótáv</text:p>
          </table:table-cell>
          <table:table-cell table:style-name="ce1555" office:value-type="string" calcext:value-type="string">
            <text:p>KÉ</text:p>
          </table:table-cell>
          <table:table-cell table:style-name="ce1555" office:value-type="string" calcext:value-type="string">
            <text:p>CÉ</text:p>
          </table:table-cell>
          <table:table-cell table:style-name="ce1555" office:value-type="string" calcext:value-type="string">
            <text:p>Osztó</text:p>
          </table:table-cell>
          <table:table-cell table:style-name="ce1555" office:value-type="string" calcext:value-type="string">
            <text:p>Sebesség</text:p>
          </table:table-cell>
          <table:table-cell table:style-name="ce1555" office:value-type="string" calcext:value-type="string">
            <text:p>Harcmodor</text:p>
          </table:table-cell>
          <table:table-cell table:style-name="ce1555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8" office:value-type="string" calcext:value-type="string">
            <text:p>Hajítófegyverek</text:p>
          </table:table-cell>
          <table:table-cell table:style-name="ce1556" office:value-type="string" calcext:value-type="string">
            <text:p>Bola</text:p>
          </table:table-cell>
          <table:table-cell table:style-name="ce1556" office:value-type="string" calcext:value-type="string">
            <text:p>egykezes</text:p>
          </table:table-cell>
          <table:table-cell table:number-columns-repeated="2" table:style-name="ce1638" office:value-type="string" calcext:value-type="string">
            <text:p>-</text:p>
          </table:table-cell>
          <table:table-cell table:style-name="ce1638" office:value-type="float" office:value="0" calcext:value-type="float">
            <text:p>0</text:p>
          </table:table-cell>
          <table:table-cell table:style-name="ce1651"/>
          <table:table-cell table:style-name="ce1665"/>
          <table:table-cell table:style-name="ce1638" office:value-type="string" calcext:value-type="string">
            <text:p>20m</text:p>
          </table:table-cell>
          <table:table-cell table:number-columns-repeated="2" table:style-name="ce1638" office:value-type="float" office:value="2" calcext:value-type="float">
            <text:p>2</text:p>
          </table:table-cell>
          <table:table-cell table:style-name="ce1556" office:value-type="float" office:value="1" calcext:value-type="float">
            <text:p>1</text:p>
          </table:table-cell>
          <table:table-cell table:style-name="ce1669" office:value-type="float" office:value="10" calcext:value-type="float">
            <text:p>10</text:p>
          </table:table-cell>
          <table:table-cell table:style-name="ce1674" office:value-type="string" calcext:value-type="string">
            <text:p>hajítás</text:p>
          </table:table-cell>
          <table:table-cell table:style-name="ce1757"/>
          <table:table-cell table:number-columns-repeated="16369"/>
        </table:table-row>
        <table:table-row table:style-name="ro21">
          <table:table-cell table:style-name="ce1536"/>
          <table:table-cell table:style-name="ce1557" office:value-type="string" calcext:value-type="string">
            <text:p>Dárda</text:p>
          </table:table-cell>
          <table:table-cell table:style-name="ce1557" office:value-type="string" calcext:value-type="string">
            <text:p>egykezes</text:p>
          </table:table-cell>
          <table:table-cell table:style-name="ce1639" office:value-type="float" office:value="3" calcext:value-type="float">
            <text:p>3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3" calcext:value-type="float">
            <text:p>3</text:p>
          </table:table-cell>
          <table:table-cell table:style-name="ce1652" table:number-columns-repeated="2"/>
          <table:table-cell table:style-name="ce1639" office:value-type="string" calcext:value-type="string">
            <text:p>5m + (Erő x 3)</text:p>
          </table:table-cell>
          <table:table-cell table:style-name="ce1639" office:value-type="float" office:value="5" calcext:value-type="float">
            <text:p>5</text:p>
          </table:table-cell>
          <table:table-cell table:style-name="ce1639" office:value-type="float" office:value="3" calcext:value-type="float">
            <text:p>3</text:p>
          </table:table-cell>
          <table:table-cell table:style-name="ce1560" office:value-type="float" office:value="2" calcext:value-type="float">
            <text:p>2</text:p>
          </table:table-cell>
          <table:table-cell table:style-name="ce1670" office:value-type="float" office:value="7" calcext:value-type="float">
            <text:p>7</text:p>
          </table:table-cell>
          <table:table-cell table:style-name="ce1735" office:value-type="string" calcext:value-type="string">
            <text:p>hajítás</text:p>
          </table:table-cell>
          <table:table-cell table:style-name="ce1758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2"/>
          <table:table-cell table:style-name="ce65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56" office:value-type="string" calcext:value-type="string">
            <text:p>Dobóhál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638" office:value-type="string" calcext:value-type="string">
            <text:p>-</text:p>
          </table:table-cell>
          <table:table-cell table:style-name="ce1638" office:value-type="float" office:value="0" calcext:value-type="float">
            <text:p>0</text:p>
          </table:table-cell>
          <table:table-cell table:style-name="ce1651"/>
          <table:table-cell table:style-name="ce1665"/>
          <table:table-cell table:style-name="ce1638" office:value-type="string" calcext:value-type="string">
            <text:p>4m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669" office:value-type="float" office:value="10" calcext:value-type="float">
            <text:p>10</text:p>
          </table:table-cell>
          <table:table-cell table:style-name="ce1674" office:value-type="string" calcext:value-type="string">
            <text:p>hajítás</text:p>
          </table:table-cell>
          <table:table-cell table:style-name="ce175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Hajítóbárd</text:p>
          </table:table-cell>
          <table:table-cell table:style-name="ce1560" office:value-type="string" calcext:value-type="string">
            <text:p>egykezes</text:p>
          </table:table-cell>
          <table:table-cell table:style-name="ce1640" office:value-type="float" office:value="2" calcext:value-type="float">
            <text:p>2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2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4" calcext:value-type="float">
            <text:p>4</text:p>
          </table:table-cell>
          <table:table-cell table:style-name="ce1558" office:value-type="float" office:value="2" calcext:value-type="float">
            <text:p>2</text:p>
          </table:table-cell>
          <table:table-cell table:style-name="ce1671" office:value-type="float" office:value="6" calcext:value-type="float">
            <text:p>6</text:p>
          </table:table-cell>
          <table:table-cell table:style-name="ce1674" office:value-type="string" calcext:value-type="string">
            <text:p>hajítás</text:p>
          </table:table-cell>
          <table:table-cell table:style-name="ce175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27"/>
          <table:table-cell table:style-name="ce1559" office:value-type="string" calcext:value-type="string">
            <text:p>Hajítótőr</text:p>
          </table:table-cell>
          <table:table-cell table:style-name="ce1557" office:value-type="string" calcext:value-type="string">
            <text:p>egykezes</text:p>
          </table:table-cell>
          <table:table-cell table:style-name="ce1559" office:value-type="float" office:value="0" calcext:value-type="float">
            <text:p>0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4"/>
          <table:table-cell table:style-name="ce1666"/>
          <table:table-cell table:style-name="ce1646" office:value-type="string" calcext:value-type="string">
            <text:p>15m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4" calcext:value-type="float">
            <text:p>4</text:p>
          </table:table-cell>
          <table:table-cell table:style-name="ce1559" office:value-type="float" office:value="2" calcext:value-type="float">
            <text:p>2</text:p>
          </table:table-cell>
          <table:table-cell table:style-name="ce1672" office:value-type="float" office:value="5" calcext:value-type="float">
            <text:p>5</text:p>
          </table:table-cell>
          <table:table-cell table:style-name="ce1736" office:value-type="string" calcext:value-type="string">
            <text:p>hajítás</text:p>
          </table:table-cell>
          <table:table-cell table:style-name="ce1760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58" office:value-type="string" calcext:value-type="string">
            <text:p>kő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-10" calcext:value-type="float">
            <text:p>-10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54"/>
          <table:table-cell table:style-name="ce1666"/>
          <table:table-cell table:style-name="ce1646" office:value-type="string" calcext:value-type="string">
            <text:p>2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671" office:value-type="float" office:value="5" calcext:value-type="float">
            <text:p>5</text:p>
          </table:table-cell>
          <table:table-cell table:style-name="ce1674" office:value-type="string" calcext:value-type="string">
            <text:p>hajítás</text:p>
          </table:table-cell>
          <table:table-cell table:style-name="ce176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36"/>
          <table:table-cell table:style-name="ce1560" office:value-type="string" calcext:value-type="string">
            <text:p>Lassz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52" table:number-columns-repeated="2"/>
          <table:table-cell table:style-name="ce1639" office:value-type="string" calcext:value-type="string">
            <text:p>10m</text:p>
          </table:table-cell>
          <table:table-cell table:number-columns-repeated="2" table:style-name="ce1639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670" office:value-type="float" office:value="9" calcext:value-type="float">
            <text:p>9</text:p>
          </table:table-cell>
          <table:table-cell table:style-name="ce1735" office:value-type="string" calcext:value-type="string">
            <text:p>hajítás</text:p>
          </table:table-cell>
          <table:table-cell table:style-name="ce1764" office:value-type="string" calcext:value-type="string">
            <text:p>Sebesülés az esés következtében lehet.</text:p>
          </table:table-cell>
          <table:table-cell table:style-name="ce654" table:number-columns-repeated="241"/>
          <table:table-cell table:number-columns-repeated="16128"/>
        </table:table-row>
        <table:table-row table:style-name="ro23">
          <table:table-cell/>
          <table:table-cell table:style-name="ce1560" office:value-type="string" calcext:value-type="string">
            <text:p>Parittya</text:p>
          </table:table-cell>
          <table:table-cell table:style-name="ce1560" office:value-type="string" calcext:value-type="string">
            <text:p>egykezes</text:p>
          </table:table-cell>
          <table:table-cell table:style-name="ce1639" office:value-type="float" office:value="0" calcext:value-type="float">
            <text:p>0</text:p>
          </table:table-cell>
          <table:table-cell table:style-name="ce1639" office:value-type="string" calcext:value-type="string">
            <text:p>Z</text:p>
          </table:table-cell>
          <table:table-cell table:style-name="ce1639" office:value-type="float" office:value="0" calcext:value-type="float">
            <text:p>0</text:p>
          </table:table-cell>
          <table:table-cell table:style-name="ce1652"/>
          <table:table-cell table:style-name="ce1667"/>
          <table:table-cell table:style-name="ce1639" office:value-type="string" calcext:value-type="string">
            <text:p>70m</text:p>
          </table:table-cell>
          <table:table-cell table:number-columns-repeated="2" table:style-name="ce1639" office:value-type="float" office:value="4" calcext:value-type="float">
            <text:p>4</text:p>
          </table:table-cell>
          <table:table-cell table:style-name="ce1560" office:value-type="float" office:value="2" calcext:value-type="float">
            <text:p>2</text:p>
          </table:table-cell>
          <table:table-cell table:style-name="ce1670" office:value-type="float" office:value="9" calcext:value-type="float">
            <text:p>9</text:p>
          </table:table-cell>
          <table:table-cell table:style-name="ce1735" office:value-type="string" calcext:value-type="string">
            <text:p>hajítás</text:p>
          </table:table-cell>
          <table:table-cell table:style-name="ce176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Ramiera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0m</text:p>
          </table:table-cell>
          <table:table-cell table:style-name="ce1640" office:value-type="float" office:value="7" calcext:value-type="float">
            <text:p>7</text:p>
          </table:table-cell>
          <table:table-cell table:style-name="ce1640" office:value-type="float" office:value="1" calcext:value-type="float">
            <text:p>1</text:p>
          </table:table-cell>
          <table:table-cell table:style-name="ce1558" office:value-type="float" office:value="1" calcext:value-type="float">
            <text:p>1</text:p>
          </table:table-cell>
          <table:table-cell table:style-name="ce1671" office:value-type="float" office:value="6" calcext:value-type="float">
            <text:p>6</text:p>
          </table:table-cell>
          <table:table-cell table:style-name="ce1674" office:value-type="string" calcext:value-type="string">
            <text:p>hajítás</text:p>
          </table:table-cell>
          <table:table-cell table:style-name="ce1759"/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Slan csillag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-5" calcext:value-type="float">
            <text:p>-5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5m</text:p>
          </table:table-cell>
          <table:table-cell table:style-name="ce1640" office:value-type="float" office:value="12" calcext:value-type="float">
            <text:p>12</text:p>
          </table:table-cell>
          <table:table-cell table:style-name="ce1640" office:value-type="float" office:value="3" calcext:value-type="float">
            <text:p>3</text:p>
          </table:table-cell>
          <table:table-cell table:style-name="ce1558" office:value-type="float" office:value="1" calcext:value-type="float">
            <text:p>1</text:p>
          </table:table-cell>
          <table:table-cell table:style-name="ce1671" office:value-type="float" office:value="4" calcext:value-type="float">
            <text:p>4</text:p>
          </table:table-cell>
          <table:table-cell table:style-name="ce1674" office:value-type="string" calcext:value-type="string">
            <text:p>hajítás</text:p>
          </table:table-cell>
          <table:table-cell table:style-name="ce1763"/>
          <table:table-cell table:number-columns-repeated="16369"/>
        </table:table-row>
        <table:table-row table:style-name="ro2">
          <table:table-cell table:style-name="ce1433"/>
          <table:table-cell table:style-name="ce1561" office:value-type="string" calcext:value-type="string">
            <text:p>Tőr</text:p>
          </table:table-cell>
          <table:table-cell table:style-name="ce156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style-name="ce1641" office:value-type="float" office:value="0" calcext:value-type="float">
            <text:p>0</text:p>
          </table:table-cell>
          <table:table-cell table:style-name="ce1656" table:number-columns-repeated="2"/>
          <table:table-cell table:style-name="ce1641" office:value-type="string" calcext:value-type="string">
            <text:p>10m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2" calcext:value-type="float">
            <text:p>2</text:p>
          </table:table-cell>
          <table:table-cell table:style-name="ce1561" office:value-type="float" office:value="2" calcext:value-type="float">
            <text:p>2</text:p>
          </table:table-cell>
          <table:table-cell table:style-name="ce1673" office:value-type="float" office:value="6" calcext:value-type="float">
            <text:p>6</text:p>
          </table:table-cell>
          <table:table-cell table:style-name="ce1676" office:value-type="string" calcext:value-type="string">
            <text:p>hajítás</text:p>
          </table:table-cell>
          <table:table-cell table:style-name="ce41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28" office:value-type="string" calcext:value-type="string">
            <text:p>Íjász lőfegyverek</text:p>
          </table:table-cell>
          <table:table-cell table:style-name="ce1556" office:value-type="string" calcext:value-type="string">
            <text:p>Rövid íj</text:p>
          </table:table-cell>
          <table:table-cell table:style-name="ce1556" office:value-type="string" calcext:value-type="string">
            <text:p>kétkezes</text:p>
          </table:table-cell>
          <table:table-cell table:style-name="ce1638" office:value-type="float" office:value="1" calcext:value-type="float">
            <text:p>1</text:p>
          </table:table-cell>
          <table:table-cell table:style-name="ce1638" office:value-type="string" calcext:value-type="string">
            <text:p>S</text:p>
          </table:table-cell>
          <table:table-cell table:style-name="ce1650" office:value-type="float" office:value="0" calcext:value-type="float">
            <text:p>0</text:p>
          </table:table-cell>
          <table:table-cell table:style-name="ce1657"/>
          <table:table-cell table:style-name="ce1665"/>
          <table:table-cell table:style-name="ce1638" office:value-type="string" calcext:value-type="string">
            <text:p>60m</text:p>
          </table:table-cell>
          <table:table-cell table:number-columns-repeated="2" table:style-name="ce1638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69" office:value-type="float" office:value="5" calcext:value-type="float">
            <text:p>5</text:p>
          </table:table-cell>
          <table:table-cell table:style-name="ce1674" office:value-type="string" calcext:value-type="string">
            <text:p>íjászat</text:p>
          </table:table-cell>
          <table:table-cell table:style-name="ce1766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Hosszú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3" calcext:value-type="float">
            <text:p>3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2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12" calcext:value-type="float">
            <text:p>12</text:p>
          </table:table-cell>
          <table:table-cell table:style-name="ce1558" office:value-type="float" office:value="3" calcext:value-type="float">
            <text:p>3</text:p>
          </table:table-cell>
          <table:table-cell table:style-name="ce1671" office:value-type="float" office:value="7" calcext:value-type="float">
            <text:p>7</text:p>
          </table:table-cell>
          <table:table-cell table:style-name="ce1674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Visszacsapó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3" calcext:value-type="float">
            <text:p>3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6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10" calcext:value-type="float">
            <text:p>10</text:p>
          </table:table-cell>
          <table:table-cell table:style-name="ce1558" office:value-type="float" office:value="3" calcext:value-type="float">
            <text:p>3</text:p>
          </table:table-cell>
          <table:table-cell table:style-name="ce1671" office:value-type="float" office:value="7" calcext:value-type="float">
            <text:p>7</text:p>
          </table:table-cell>
          <table:table-cell table:style-name="ce1674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58" office:value-type="string" calcext:value-type="string">
            <text:p>Elf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2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13" calcext:value-type="float">
            <text:p>13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6" calcext:value-type="float">
            <text:p>6</text:p>
          </table:table-cell>
          <table:table-cell table:style-name="ce1674" office:value-type="string" calcext:value-type="string">
            <text:p>íjászat</text:p>
          </table:table-cell>
          <table:table-cell table:style-name="ce176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60" office:value-type="string" calcext:value-type="string">
            <text:p>Fúvócső, kicsi</text:p>
          </table:table-cell>
          <table:table-cell table:style-name="ce1560" office:value-type="string" calcext:value-type="string">
            <text:p>egykezes</text:p>
          </table:table-cell>
          <table:table-cell table:style-name="ce1639" office:value-type="string" calcext:value-type="string">
            <text:p>spec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52"/>
          <table:table-cell table:style-name="ce1667"/>
          <table:table-cell table:style-name="ce1639" office:value-type="string" calcext:value-type="string">
            <text:p>16m</text:p>
          </table:table-cell>
          <table:table-cell table:style-name="ce1639" office:value-type="float" office:value="10" calcext:value-type="float">
            <text:p>10</text:p>
          </table:table-cell>
          <table:table-cell table:style-name="ce1639" office:value-type="float" office:value="8" calcext:value-type="float">
            <text:p>8</text:p>
          </table:table-cell>
          <table:table-cell table:style-name="ce1560" office:value-type="float" office:value="1" calcext:value-type="float">
            <text:p>1</text:p>
          </table:table-cell>
          <table:table-cell table:style-name="ce1670" office:value-type="float" office:value="8" calcext:value-type="float">
            <text:p>8</text:p>
          </table:table-cell>
          <table:table-cell table:style-name="ce1735" office:value-type="string" calcext:value-type="string">
            <text:p>íjászat</text:p>
          </table:table-cell>
          <table:table-cell table:style-name="ce176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36"/>
          <table:table-cell table:style-name="ce1560" office:value-type="string" calcext:value-type="string">
            <text:p>Fúvócső, vadász</text:p>
          </table:table-cell>
          <table:table-cell table:style-name="ce1560" office:value-type="string" calcext:value-type="string">
            <text:p>kétkezes</text:p>
          </table:table-cell>
          <table:table-cell table:style-name="ce1639" office:value-type="float" office:value="-10" calcext:value-type="float">
            <text:p>-10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52" table:number-columns-repeated="2"/>
          <table:table-cell table:style-name="ce1639" office:value-type="string" calcext:value-type="string">
            <text:p>30m</text:p>
          </table:table-cell>
          <table:table-cell table:style-name="ce1639" office:value-type="float" office:value="5" calcext:value-type="float">
            <text:p>5</text:p>
          </table:table-cell>
          <table:table-cell table:style-name="ce1639" office:value-type="float" office:value="10" calcext:value-type="float">
            <text:p>10</text:p>
          </table:table-cell>
          <table:table-cell table:style-name="ce1560" office:value-type="float" office:value="1" calcext:value-type="float">
            <text:p>1</text:p>
          </table:table-cell>
          <table:table-cell table:style-name="ce1670" office:value-type="float" office:value="9" calcext:value-type="float">
            <text:p>9</text:p>
          </table:table-cell>
          <table:table-cell table:style-name="ce1735" office:value-type="string" calcext:value-type="string">
            <text:p>íjászat</text:p>
          </table:table-cell>
          <table:table-cell table:style-name="ce1764"/>
          <table:table-cell table:style-name="ce654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Lövész lőfegyverek</text:p>
          </table:table-cell>
          <table:table-cell table:style-name="ce1556" office:value-type="string" calcext:value-type="string">
            <text:p>Kézi nyílpusk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651"/>
          <table:table-cell table:style-name="ce1665"/>
          <table:table-cell table:style-name="ce1638" office:value-type="string" calcext:value-type="string">
            <text:p>20m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69" office:value-type="float" office:value="9" calcext:value-type="float">
            <text:p>9</text:p>
          </table:table-cell>
          <table:table-cell table:style-name="ce1674" office:value-type="string" calcext:value-type="string">
            <text:p>lövészet</text:p>
          </table:table-cell>
          <table:table-cell table:style-name="ce175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58" office:value-type="string" calcext:value-type="string">
            <text:p>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string" calcext:value-type="string">
            <text:p>S</text:p>
          </table:table-cell>
          <table:table-cell table:style-name="ce1640" office:value-type="float" office:value="8" calcext:value-type="float">
            <text:p>8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50m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12" calcext:value-type="float">
            <text:p>12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Nehéz 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string" calcext:value-type="string">
            <text:p>S</text:p>
          </table:table-cell>
          <table:table-cell table:style-name="ce1640" office:value-type="float" office:value="15" calcext:value-type="float">
            <text:p>15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80m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15" calcext:value-type="float">
            <text:p>15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58" office:value-type="string" calcext:value-type="string">
            <text:p>Shadoni páncéltörő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20" calcext:value-type="float">
            <text:p>20</text:p>
          </table:table-cell>
          <table:table-cell table:style-name="ce1558" office:value-type="string" calcext:value-type="string">
            <text:p>Z</text:p>
          </table:table-cell>
          <table:table-cell table:style-name="ce1640" office:value-type="float" office:value="20" calcext:value-type="float">
            <text:p>2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20m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string" calcext:value-type="string">
            <text:p>-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Kharei nyílpuska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50m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5" calcext:value-type="float">
            <text:p>5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3"/>
          <table:table-cell table:style-name="ce1561" office:value-type="string" calcext:value-type="string">
            <text:p>Aquir nyílpuska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string" calcext:value-type="string">
            <text:p>halál / +6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20" calcext:value-type="float">
            <text:p>20</text:p>
          </table:table-cell>
          <table:table-cell table:style-name="ce1656" table:number-columns-repeated="2"/>
          <table:table-cell table:style-name="ce1641" office:value-type="string" calcext:value-type="string">
            <text:p>5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6" calcext:value-type="float">
            <text:p>16</text:p>
          </table:table-cell>
          <table:table-cell table:style-name="ce1561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676" office:value-type="string" calcext:value-type="string">
            <text:p>lövészet</text:p>
          </table:table-cell>
          <table:table-cell table:style-name="ce1767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7"/>
          <table:table-cell table:style-name="ce418" table:number-columns-repeated="240"/>
          <table:table-cell table:number-columns-repeated="16128"/>
        </table:table-row>
        <table:table-row table:style-name="ro2">
          <table:table-cell table:style-name="ce1527"/>
          <table:table-cell table:number-columns-repeated="12"/>
          <table:table-cell table:style-name="ce698"/>
          <table:table-cell table:number-columns-repeated="16370"/>
        </table:table-row>
        <table:table-row table:style-name="ro2">
          <table:table-cell table:number-columns-repeated="13"/>
          <table:table-cell table:style-name="ce698"/>
          <table:table-cell table:number-columns-repeated="16370"/>
        </table:table-row>
        <table:table-row table:style-name="ro2">
          <table:table-cell table:number-columns-repeated="2"/>
          <table:table-cell table:style-name="ce1630"/>
          <table:table-cell table:number-columns-repeated="10"/>
          <table:table-cell table:style-name="ce69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31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31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5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5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19"/>
        <table:table-column table:style-name="co68" table:default-cell-style-name="ce1824"/>
        <table:table-column table:style-name="co69" table:default-cell-style-name="ce1819"/>
        <table:table-column table:style-name="co70" table:default-cell-style-name="ce1869"/>
        <table:table-column table:style-name="co14" table:default-cell-style-name="ce1819"/>
        <table:table-column table:style-name="co71" table:default-cell-style-name="ce1819"/>
        <table:table-column table:style-name="co72" table:default-cell-style-name="ce1819"/>
        <table:table-column table:style-name="co73" table:default-cell-style-name="ce1874"/>
        <table:table-column table:style-name="co74" table:default-cell-style-name="ce1819"/>
        <table:table-column table:style-name="co75" table:default-cell-style-name="ce1819"/>
        <table:table-column table:style-name="co76" table:default-cell-style-name="ce1819"/>
        <table:table-column table:style-name="co77" table:default-cell-style-name="ce1819"/>
        <table:table-column table:style-name="co78" table:default-cell-style-name="ce1819"/>
        <table:table-column table:style-name="co79" table:default-cell-style-name="ce1819"/>
        <table:table-column table:style-name="co14" table:number-columns-repeated="16370" table:default-cell-style-name="ce1819"/>
        <table:table-row table:style-name="ro3">
          <table:table-cell table:style-name="ce181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3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0" office:value-type="string" calcext:value-type="string">
            <text:p>Általános fortélyok</text:p>
          </table:table-cell>
          <table:table-cell table:style-name="ce1844" office:value-type="string" calcext:value-type="string">
            <text:p>Max fok</text:p>
          </table:table-cell>
          <table:table-cell/>
          <table:table-cell table:style-name="ce1820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1"/>
          <table:table-cell table:style-name="ce1844"/>
          <table:table-cell table:number-columns-repeated="4"/>
          <table:table-cell table:style-name="ce1821"/>
          <table:table-cell table:style-name="ce1876"/>
          <table:table-cell/>
          <table:table-cell table:style-name="ce1821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1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7" office:value-type="string" calcext:value-type="string">
            <text:p>Harci anatómia fortély, Különleges faj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0" office:value-type="string" calcext:value-type="string">
            <text:p>Bónusz Hátterek</text:p>
          </table:table-cell>
          <table:table-cell/>
          <table:table-cell table:style-name="ce187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21"/>
          <table:table-cell/>
          <table:table-cell table:style-name="ce187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7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7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7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7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7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1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2" table:formula="of:=COUNTA([.G6:.G37])" office:value-type="float" office:value="32" calcext:value-type="float">
            <text:p>32</text:p>
          </table:table-cell>
          <table:table-cell table:style-name="ce1877"/>
          <table:table-cell/>
          <table:table-cell table:style-name="Default"/>
          <table:table-cell/>
          <table:table-cell table:style-name="ce187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71" office:value-type="string" calcext:value-type="string">
            <text:p>to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1" office:value-type="string" calcext:value-type="string">
            <text:p>pyar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1" office:value-type="string" calcext:value-type="string">
            <text:p>shad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19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1" office:value-type="string" calcext:value-type="string">
            <text:p>krá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71" office:value-type="string" calcext:value-type="string">
            <text:p>erv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Harc/klán nyelv</text:p>
          </table:table-cell>
          <table:table-cell table:number-columns-repeated="2"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0" office:value-type="string" calcext:value-type="string">
            <text:p>Harci fortélyok</text:p>
          </table:table-cell>
          <table:table-cell table:style-name="ce1519"/>
          <table:table-cell/>
          <table:table-cell table:style-name="ce181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1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2" office:value-type="string" calcext:value-type="string">
            <text:p>Karakter pontok (KP) elosztása </text:p>
          </table:table-cell>
          <table:table-cell table:style-name="ce1882"/>
          <table:table-cell table:number-columns-repeated="16382"/>
        </table:table-row>
        <table:table-row table:style-name="ro20">
          <table:table-cell/>
          <table:table-cell table:style-name="ce188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3"/>
          <table:table-cell table:number-columns-repeated="16382"/>
        </table:table-row>
        <table:table-row table:style-name="ro25">
          <table:table-cell/>
          <table:table-cell table:style-name="ce18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3"/>
          <table:table-cell table:number-columns-repeated="16382"/>
        </table:table-row>
        <table:table-row table:style-name="ro25">
          <table:table-cell/>
          <table:table-cell table:style-name="ce188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3"/>
          <table:table-cell table:number-columns-repeated="16382"/>
        </table:table-row>
        <table:table-row table:style-name="ro25">
          <table:table-cell/>
          <table:table-cell table:style-name="ce188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0">
          <table:table-cell table:style-name="ce188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84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19"/>
        <table:table-column table:style-name="co84" table:default-cell-style-name="ce1610"/>
        <table:table-column table:style-name="co85" table:default-cell-style-name="ce1819"/>
        <table:table-column table:style-name="co86" table:default-cell-style-name="ce1819"/>
        <table:table-column table:style-name="co85" table:default-cell-style-name="ce1819"/>
        <table:table-column table:style-name="co87" table:default-cell-style-name="ce1819"/>
        <table:table-column table:style-name="co88" table:default-cell-style-name="ce1819"/>
        <table:table-column table:style-name="co89" table:default-cell-style-name="ce1819"/>
        <table:table-column table:style-name="co90" table:default-cell-style-name="ce1819"/>
        <table:table-column table:style-name="co91" table:default-cell-style-name="ce1819"/>
        <table:table-column table:style-name="co92" table:default-cell-style-name="ce1819"/>
        <table:table-column table:style-name="co93" table:default-cell-style-name="ce1819"/>
        <table:table-column table:style-name="co94" table:default-cell-style-name="ce1819"/>
        <table:table-column table:style-name="co95" table:number-columns-repeated="3" table:default-cell-style-name="ce1819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8" table:number-columns-repeated="2" table:default-cell-style-name="ce1519"/>
        <table:table-column table:style-name="co98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19"/>
          <table:covered-table-cell table:style-name="ce1726"/>
          <table:covered-table-cell table:number-columns-repeated="6" table:style-name="ce1719"/>
          <table:covered-table-cell table:number-columns-repeated="3" table:style-name="ce1786"/>
          <table:covered-table-cell table:style-name="ce171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19"/>
          <table:table-cell table:style-name="ce1726"/>
          <table:table-cell table:style-name="ce1719" table:number-columns-repeated="6"/>
          <table:table-cell table:style-name="ce1786" table:number-columns-repeated="3"/>
          <table:table-cell table:style-name="ce171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27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38" office:value-type="string" calcext:value-type="string">
            <text:p>Szint</text:p>
          </table:table-cell>
          <table:table-cell table:style-name="ce1738" office:value-type="string" calcext:value-type="string" table:number-columns-spanned="2" table:number-rows-spanned="1">
            <text:p>KP</text:p>
          </table:table-cell>
          <table:covered-table-cell table:style-name="ce173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0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9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2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0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2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9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2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9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2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16" office:value-type="string" calcext:value-type="string">
            <text:p>Fok</text:p>
          </table:table-cell>
          <table:table-cell table:style-name="ce171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9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2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1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27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2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27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9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2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9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2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2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2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9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2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29"/>
          <table:table-cell table:number-columns-repeated="235"/>
        </table:table-row>
        <table:table-row table:style-name="ro30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9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2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16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2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9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2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609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2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2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3" table:number-columns-repeated="3"/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1"/>
          <table:table-cell table:style-name="ce613"/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16" table:content-validation-name="val181" office:value-type="string" calcext:value-type="string">
            <text:p>Fok</text:p>
          </table:table-cell>
          <table:table-cell table:style-name="ce1716" table:content-validation-name="val181" office:value-type="string" calcext:value-type="string">
            <text:p>Bónusz</text:p>
          </table:table-cell>
          <table:table-cell table:style-name="ce703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1" table:content-validation-name="val179" office:value-type="string" calcext:value-type="string">
            <text:p>Egyik HM nagyobb lehet</text:p>
          </table:table-cell>
          <table:table-cell table:style-name="ce1702" table:content-validation-name="val179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1" office:value-type="float" office:value="0" calcext:value-type="float">
            <text:p>0</text:p>
          </table:table-cell>
          <table:table-cell table:style-name="ce1341" table:content-validation-name="val181" office:value-type="float" office:value="0" calcext:value-type="float">
            <text:p>0</text:p>
          </table:table-cell>
          <table:table-cell table:style-name="ce703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1" office:value-type="float" office:value="1" calcext:value-type="float">
            <text:p>1</text:p>
          </table:table-cell>
          <table:table-cell table:style-name="ce1341" table:content-validation-name="val181" office:value-type="float" office:value="1" calcext:value-type="float">
            <text:p>1</text:p>
          </table:table-cell>
          <table:table-cell table:style-name="ce703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703" table:content-validation-name="val58"/>
          <table:table-cell table:style-name="ce703" table:content-validation-name="val58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1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703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70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70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2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28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4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4"/>
          <table:table-cell table:style-name="Default" table:number-columns-repeated="6"/>
          <table:table-cell table:style-name="ce16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Default" table:number-columns-repeated="6"/>
          <table:table-cell table:style-name="ce16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Default" table:number-columns-repeated="6"/>
          <table:table-cell table:style-name="ce16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24"/>
          <table:table-cell table:style-name="Default" table:number-columns-repeated="6"/>
          <table:table-cell table:style-name="ce16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08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3" table:content-validation-name="val58"/>
          <table:table-cell table:style-name="ce171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1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1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1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Default" table:number-columns-repeated="6"/>
          <table:table-cell table:style-name="ce16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1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Default" table:number-columns-repeated="6"/>
          <table:table-cell table:style-name="ce16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79" table:content-validation-name="val58"/>
          <table:table-cell table:style-name="ce1709" table:content-validation-name="val58" table:number-columns-repeated="2"/>
          <table:table-cell table:style-name="ce1824" table:content-validation-name="val58"/>
          <table:table-cell table:style-name="ce1730" table:content-validation-name="val58"/>
          <table:table-cell table:style-name="ce182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3" table:content-validation-name="val58"/>
          <table:covered-table-cell table:style-name="ce70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1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18" table:content-validation-name="val58"/>
          <table:table-cell table:style-name="ce171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18" table:content-validation-name="val58" office:value-type="string" calcext:value-type="string">
            <text:p>Szúró</text:p>
          </table:table-cell>
          <table:table-cell table:style-name="ce1718" table:content-validation-name="val58" office:value-type="string" calcext:value-type="string">
            <text:p>Vágó</text:p>
          </table:table-cell>
          <table:table-cell table:style-name="ce1718" table:content-validation-name="val58" office:value-type="string" calcext:value-type="string">
            <text:p>Zúzó</text:p>
          </table:table-cell>
          <table:table-cell table:style-name="ce171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4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84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4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84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4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84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4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84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4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84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4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84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4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84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18" table:content-validation-name="val58" office:value-type="string" calcext:value-type="string">
            <text:p>SFÉ</text:p>
          </table:table-cell>
          <table:table-cell table:style-name="ce171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1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9"/>
          <table:table-cell table:style-name="ce1617"/>
          <table:table-cell table:style-name="Default" table:number-columns-repeated="3"/>
          <table:table-cell table:style-name="ce1730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9"/>
          <table:table-cell table:style-name="ce1679"/>
          <table:table-cell table:style-name="ce1709" table:number-columns-repeated="2"/>
          <table:table-cell table:style-name="ce1824"/>
          <table:table-cell table:style-name="ce1730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9"/>
          <table:table-cell table:style-name="ce1679"/>
          <table:table-cell table:style-name="ce1709" table:number-columns-repeated="2"/>
          <table:table-cell table:style-name="ce1824"/>
          <table:table-cell table:style-name="ce1730"/>
          <table:table-cell table:style-name="ce1824" table:number-columns-repeated="6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609"/>
          <table:table-cell table:style-name="ce1679"/>
          <table:table-cell table:style-name="ce1709" table:number-columns-repeated="2"/>
          <table:table-cell table:style-name="ce1824"/>
          <table:table-cell table:number-columns-repeated="4"/>
          <table:table-cell table:style-name="ce1824" table:number-columns-repeated="3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609"/>
          <table:table-cell table:number-columns-repeated="8"/>
          <table:table-cell table:style-name="ce1824" table:number-columns-repeated="3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4" table:number-columns-repeated="3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3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.00.00</text:date>, <text:time style:data-style-name="N2" text:time-value="20:52:10.34918143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9T21:59:54.742263826</dc:date>
    <meta:editing-cycles>620</meta:editing-cycles>
    <meta:editing-duration>P4DT6H35M34S</meta:editing-duration>
    <meta:document-statistic meta:table-count="11" meta:cell-count="32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